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42f0" officeooo:paragraph-rsid="000c42f0"/>
    </style:style>
    <style:style style:name="P2" style:family="paragraph" style:parent-style-name="Standard">
      <style:text-properties officeooo:rsid="000cb1a9" officeooo:paragraph-rsid="000cb1a9"/>
    </style:style>
    <style:style style:name="P3" style:family="paragraph" style:parent-style-name="Standard">
      <style:text-properties officeooo:rsid="000e53aa" officeooo:paragraph-rsid="000e53aa"/>
    </style:style>
    <style:style style:name="P4" style:family="paragraph" style:parent-style-name="Standard">
      <style:text-properties officeooo:rsid="000e53aa" officeooo:paragraph-rsid="0012efa8"/>
    </style:style>
    <style:style style:name="P5" style:family="paragraph" style:parent-style-name="Standard">
      <style:text-properties officeooo:rsid="000f6cbb" officeooo:paragraph-rsid="000f6cbb"/>
    </style:style>
    <style:style style:name="P6" style:family="paragraph" style:parent-style-name="Standard">
      <style:text-properties officeooo:rsid="00119b3b" officeooo:paragraph-rsid="00119b3b"/>
    </style:style>
    <style:style style:name="P7" style:family="paragraph" style:parent-style-name="Standard">
      <style:text-properties officeooo:rsid="00119b3b" officeooo:paragraph-rsid="0012efa8"/>
    </style:style>
    <style:style style:name="P8" style:family="paragraph" style:parent-style-name="Standard">
      <style:text-properties officeooo:rsid="00119b3b" officeooo:paragraph-rsid="00145bcc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1" officeooo:rsid="0010f246" style:font-name-asian="Liberation Serif1" style:font-name-complex="Liberation Serif1"/>
    </style:style>
    <style:style style:name="T3" style:family="text">
      <style:text-properties style:font-name="Liberation Serif1" officeooo:rsid="0012efa8" style:font-name-asian="Liberation Serif1" style:font-name-complex="Liberation Serif1"/>
    </style:style>
    <style:style style:name="T4" style:family="text">
      <style:text-properties style:font-name="Liberation Serif1" officeooo:rsid="00145bcc" style:font-name-asian="Liberation Serif1" style:font-name-complex="Liberation Serif1"/>
    </style:style>
    <style:style style:name="T5" style:family="text">
      <style:text-properties officeooo:rsid="0012ef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TP2 – ACT</text:p>
      <text:p text:style-name="P1">DHERSIN Jérôme – KNAPIK Christopher</text:p>
      <text:p text:style-name="P1"/>
      <text:p text:style-name="P1"/>
      <text:p text:style-name="P1">Q1 - </text:p>
      <text:p text:style-name="P1"/>
      <text:p text:style-name="P1">A : 0 3 5 1 4 2 </text:p>
      <text:p text:style-name="P1">B : 2 4 3 1 5 0</text:p>
      <text:p text:style-name="P1">C : 0 5 1 3 4 2</text:p>
      <text:p text:style-name="P1"/>
      <text:p text:style-name="P1">Comparaison entre A et B : 3 permutations.</text:p>
      <text:p text:style-name="P1">Comparaison entre A et C : 2 permutations.</text:p>
      <text:p text:style-name="P1"/>
      <text:p text:style-name="P2">D'après les résultats obtenus, le profil C est plus proche du profil A que le profil B.</text:p>
      <text:p text:style-name="P2">En effet, il faut effectuer 2 permutations pour que le profil C soit identique au profil A alors qu'il en faut 3 pour le profil B soit identique au profil A.</text:p>
      <text:p text:style-name="P2">Pour mesurer la distance entre deux listes de préférences, il faut compter le nombre de permutations, d'ajout et de suppression d'éléments des listes afin que les deux listes soient identiques.</text:p>
      <text:p text:style-name="P2"/>
      <text:p text:style-name="P2"/>
      <text:p text:style-name="P2">Q2 -</text:p>
      <text:p text:style-name="P2"/>
      <text:p text:style-name="P3">Les inversions de préférences entre A et B :</text:p>
      <text:p text:style-name="P3"/>
      <text:p text:style-name="P3"/>
      <text:p text:style-name="P3">(0,5) A préfère 0 à 5, B préfère 5 à 0. </text:p>
      <text:p text:style-name="P3">(0,1) A préfère 0 à 1, B préfère 1 à 0. </text:p>
      <text:p text:style-name="P3">(0,4) A préfère 0 à 4, B préfère 4 à 0. </text:p>
      <text:p text:style-name="P3">(0,2) A préfère 0 à 2, B préfère 2 à 0.</text:p>
      <text:p text:style-name="P3">(3,4) A préfère 3 à 4, B préfère 4 à 3.</text:p>
      <text:p text:style-name="P3">(3,2) A préfère 3 à 2, B préfère 2 à 3. <text:s text:c="2"/></text:p>
      <text:p text:style-name="P3">(5,1) A préfère 5 à 1, B préfère 1 à 5.</text:p>
      <text:p text:style-name="P3">(5,4) A préfère 5 à 4, B préfère 4 à 5. <text:s/></text:p>
      <text:p text:style-name="P3">(5,2) A préfère 5 à 2, B préfère 2 à 5. </text:p>
      <text:p text:style-name="P3">(1,4) A préfère 1 à 4, B préfère 4 à 1.</text:p>
      <text:p text:style-name="P3">(1,2) A préfère 1 à 2, B préfère 2 à 1. <text:s/></text:p>
      <text:p text:style-name="P3">(4,2) A préfère 4 à 2, B préfère 2 à 4. </text:p>
      <text:p text:style-name="P3"/>
      <text:p text:style-name="P3">Il y a 13 inversions de préférences entre A et B. </text:p>
      <text:p text:style-name="P5"><text:span text:style-name="T1">Au maximum il peut y avoir : </text:span><text:span text:style-name="T2">1 + 2 + 3 + … (n-2) + (n-1) <text:s/></text:span><text:span text:style-name="T1">nombres d'inversions de préférences.</text:span></text:p>
      <text:p text:style-name="P5"/>
      <text:p text:style-name="P5"/>
      <text:p text:style-name="P6"><text:span text:style-name="T1">Q3 -</text:span></text:p>
      <text:p text:style-name="P6"/>
      <text:p text:style-name="P6"><text:span text:style-name="T1">A : 0 3 5 1 4 2 ---&gt; A : 0 1 2 3 4 5</text:span></text:p>
      <text:p text:style-name="P6"><text:span text:style-name="T1">B : 2 4 3 1 5 0 —&gt; B : 5 4 1 3 2 0</text:span></text:p>
      <text:p text:style-name="P7"><text:span text:style-name="T1">C : 0 5 1 3 4 2 —&gt; C : 0 2 3 1 4 5</text:span></text:p>
      <text:p text:style-name="P7"/>
      <text:p text:style-name="P8"><text:span text:style-name="T3">Le nombre d'inversions de Yx et la distance entre X et Y sont identiques.</text:span></text:p>
      <text:p text:style-name="P8"/>
      <text:p text:style-name="P8"/>
      <text:p text:style-name="P8"><text:soft-page-break/><text:span text:style-name="T4">Q4 -</text:span></text:p>
      <text:p text:style-name="P8"/>
      <text:p text:style-name="P8"><text:span text:style-name="T1"><text:tab/></text:span></text:p>
      <text:p text:style-name="P3"><text:s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napik Christopher</meta:initial-creator>
    <meta:creation-date>2014-09-24T08:53:11.842328494</meta:creation-date>
    <dc:date>2014-09-24T09:52:57.816467579</dc:date>
    <dc:creator>Knapik Christopher</dc:creator>
    <meta:editing-duration>PT43M12S</meta:editing-duration>
    <meta:editing-cycles>7</meta:editing-cycles>
    <meta:generator>LibreOffice/4.3.1.2$Linux_x86 LibreOffice_project/430m0$Build-2</meta:generator>
    <meta:document-statistic meta:table-count="0" meta:image-count="0" meta:object-count="0" meta:page-count="2" meta:paragraph-count="35" meta:word-count="373" meta:character-count="1488" meta:non-whitespace-character-count="1129"/>
  </office:meta>
</office:document-meta>
</file>